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2.3104in" style:rel-column-width="3327*"/>
    </style:style>
    <style:style style:name="Table2.B" style:family="table-column">
      <style:table-column-properties style:column-width="4.3826in" style:rel-column-width="631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en" fo:country="US" officeooo:rsid="00078423" officeooo:paragraph-rsid="001c9bdb" fo:background-color="#ffff00"/>
    </style:style>
    <style:style style:name="P2" style:family="paragraph" style:parent-style-name="Standard">
      <style:text-properties fo:language="en" fo:country="US" officeooo:rsid="001ef81a" officeooo:paragraph-rsid="001ef81a" fo:background-color="#ffff00"/>
    </style:style>
    <style:style style:name="P3" style:family="paragraph" style:parent-style-name="Standard">
      <style:text-properties fo:language="en" fo:country="US" officeooo:rsid="001c9bdb" officeooo:paragraph-rsid="001c9bdb" fo:background-color="transparent"/>
    </style:style>
    <style:style style:name="P4" style:family="paragraph" style:parent-style-name="Standard">
      <style:text-properties fo:language="en" fo:country="US" officeooo:rsid="001c9bdb" officeooo:paragraph-rsid="001ef81a" fo:background-color="transparent"/>
    </style:style>
    <style:style style:name="P5" style:family="paragraph" style:parent-style-name="Standard">
      <style:text-properties fo:language="en" fo:country="US" officeooo:rsid="001de94a" officeooo:paragraph-rsid="001de94a" fo:background-color="transparent"/>
    </style:style>
    <style:style style:name="P6" style:family="paragraph" style:parent-style-name="Standard">
      <style:text-properties fo:language="en" fo:country="US" officeooo:rsid="001de94a" officeooo:paragraph-rsid="001ef81a" fo:background-color="transparent"/>
    </style:style>
    <style:style style:name="P7" style:family="paragraph" style:parent-style-name="Standard">
      <style:text-properties fo:language="en" fo:country="US" officeooo:rsid="001de94a" officeooo:paragraph-rsid="0020d64c" fo:background-color="transparent"/>
    </style:style>
    <style:style style:name="P8" style:family="paragraph" style:parent-style-name="Standard">
      <style:text-properties fo:language="en" fo:country="US" officeooo:rsid="001ef81a" officeooo:paragraph-rsid="001ef81a" fo:background-color="transparent"/>
    </style:style>
    <style:style style:name="P9" style:family="paragraph" style:parent-style-name="Standard">
      <style:text-properties fo:language="en" fo:country="US" officeooo:rsid="00138feb" officeooo:paragraph-rsid="0020d64c" fo:background-color="transparent"/>
    </style:style>
    <style:style style:name="P10" style:family="paragraph" style:parent-style-name="Standard">
      <style:text-properties fo:language="en" fo:country="US" fo:font-weight="bold" officeooo:rsid="001ef81a" officeooo:paragraph-rsid="001ef81a" fo:background-color="transparent" style:font-weight-asian="bold" style:font-weight-complex="bold"/>
    </style:style>
    <style:style style:name="P11" style:family="paragraph" style:parent-style-name="Standard">
      <style:text-properties fo:language="en" fo:country="US" fo:font-weight="bold" officeooo:rsid="001c9bdb" officeooo:paragraph-rsid="001ef81a" fo:background-color="transparent" style:font-weight-asian="bold" style:font-weight-complex="bold"/>
    </style:style>
    <style:style style:name="P12" style:family="paragraph" style:parent-style-name="Standard">
      <style:text-properties fo:color="#000000" fo:language="en" fo:country="US" style:text-underline-style="none" fo:font-weight="normal" officeooo:rsid="000e6c6d" officeooo:paragraph-rsid="0020d64c" fo:background-color="transparent" style:font-weight-asian="normal" style:font-weight-complex="normal"/>
    </style:style>
    <style:style style:name="P13" style:family="paragraph" style:parent-style-name="Standard">
      <style:text-properties fo:language="en" fo:country="US" fo:font-weight="bold" officeooo:rsid="001ef81a" officeooo:paragraph-rsid="001ef81a" fo:background-color="transparent" style:font-weight-asian="bold" style:font-weight-complex="bold"/>
    </style:style>
    <style:style style:name="P14" style:family="paragraph" style:parent-style-name="Standard">
      <style:text-properties fo:language="en" fo:country="US" fo:font-weight="bold" officeooo:rsid="001ef81a" officeooo:paragraph-rsid="002237c3" fo:background-color="transparent" style:font-weight-asian="bold" style:font-weight-complex="bold"/>
    </style:style>
    <style:style style:name="P15" style:family="paragraph" style:parent-style-name="Standard">
      <style:text-properties fo:language="en" fo:country="US" fo:font-weight="bold" officeooo:rsid="000acece" officeooo:paragraph-rsid="002237c3" fo:background-color="transparent" style:font-weight-asian="bold" style:font-weight-complex="bold"/>
    </style:style>
    <style:style style:name="P16" style:family="paragraph" style:parent-style-name="Standard">
      <style:text-properties fo:language="en" fo:country="US" fo:font-weight="bold" officeooo:rsid="002237c3" officeooo:paragraph-rsid="002237c3" fo:background-color="transparent" style:font-weight-asian="bold" style:font-weight-complex="bold"/>
    </style:style>
    <style:style style:name="P17" style:family="paragraph" style:parent-style-name="Standard">
      <style:text-properties fo:language="en" fo:country="US" fo:font-weight="bold" officeooo:rsid="001c9bdb" officeooo:paragraph-rsid="002237c3" fo:background-color="transparent" style:font-weight-asian="bold" style:font-weight-complex="bold"/>
    </style:style>
    <style:style style:name="P18" style:family="paragraph" style:parent-style-name="Standard">
      <style:text-properties fo:language="en" fo:country="US" officeooo:rsid="001e9343" officeooo:paragraph-rsid="001ef81a" fo:background-color="transparent"/>
    </style:style>
    <style:style style:name="P19" style:family="paragraph" style:parent-style-name="Standard">
      <style:text-properties fo:language="en" fo:country="US" officeooo:rsid="00138feb" officeooo:paragraph-rsid="002237c3" fo:background-color="transparent"/>
    </style:style>
    <style:style style:name="P20" style:family="paragraph" style:parent-style-name="Standard">
      <style:text-properties fo:language="en" fo:country="US" officeooo:rsid="000acece" officeooo:paragraph-rsid="002237c3" fo:background-color="transparent"/>
    </style:style>
    <style:style style:name="P21" style:family="paragraph" style:parent-style-name="Standard">
      <style:text-properties fo:language="en" fo:country="US" officeooo:rsid="000e6c6d" officeooo:paragraph-rsid="002237c3" fo:background-color="transparent"/>
    </style:style>
    <style:style style:name="P22" style:family="paragraph" style:parent-style-name="Standard">
      <style:text-properties fo:language="en" fo:country="US" officeooo:rsid="000f0dc3" officeooo:paragraph-rsid="002237c3" fo:background-color="transparent"/>
    </style:style>
    <style:style style:name="P23" style:family="paragraph" style:parent-style-name="Standard">
      <style:text-properties fo:language="en" fo:country="US" officeooo:rsid="001c9bdb" officeooo:paragraph-rsid="002237c3" fo:background-color="transparent"/>
    </style:style>
    <style:style style:name="P24" style:family="paragraph" style:parent-style-name="Standard">
      <style:text-properties fo:language="en" fo:country="US" officeooo:rsid="001de94a" officeooo:paragraph-rsid="002237c3" fo:background-color="transparent"/>
    </style:style>
    <style:style style:name="P25" style:family="paragraph" style:parent-style-name="Standard">
      <style:text-properties fo:language="en" fo:country="US" officeooo:rsid="00078423" officeooo:paragraph-rsid="001c9bdb" fo:background-color="#ffff00"/>
    </style:style>
    <style:style style:name="P26" style:family="paragraph" style:parent-style-name="Standard">
      <style:text-properties officeooo:rsid="00078423" officeooo:paragraph-rsid="001c9bdb"/>
    </style:style>
    <style:style style:name="P27" style:family="paragraph" style:parent-style-name="Standard">
      <style:text-properties officeooo:rsid="00078423" officeooo:paragraph-rsid="002237c3"/>
    </style:style>
    <style:style style:name="P28" style:family="paragraph" style:parent-style-name="Standard">
      <style:text-properties fo:color="#000000" fo:language="en" fo:country="US" style:text-underline-style="none" fo:font-weight="bold" officeooo:rsid="0013fd09" officeooo:paragraph-rsid="002237c3" fo:background-color="transparent" style:font-weight-asian="bold" style:font-weight-complex="bold"/>
    </style:style>
    <style:style style:name="P29" style:family="paragraph" style:parent-style-name="Standard">
      <style:text-properties fo:color="#ff0000" fo:language="en" fo:country="US" officeooo:rsid="001c9bdb" officeooo:paragraph-rsid="002237c3" fo:background-color="transparent"/>
    </style:style>
    <style:style style:name="P30" style:family="paragraph" style:parent-style-name="Standard">
      <style:text-properties fo:color="#ff3333" fo:language="en" fo:country="US" officeooo:rsid="001c9bdb" officeooo:paragraph-rsid="002237c3" fo:background-color="transparent"/>
    </style:style>
    <style:style style:name="P31" style:family="paragraph" style:parent-style-name="Standard">
      <style:text-properties fo:color="#ff3333" fo:language="en" fo:country="US" style:text-underline-style="none" fo:font-weight="normal" officeooo:rsid="001de94a" officeooo:paragraph-rsid="002237c3" fo:background-color="transparent" style:font-weight-asian="normal" style:font-weight-complex="normal"/>
    </style:style>
    <style:style style:name="P32" style:family="paragraph" style:parent-style-name="Standard">
      <style:text-properties officeooo:rsid="00078423" officeooo:paragraph-rsid="002237c3" fo:background-color="transparent"/>
    </style:style>
    <style:style style:name="P33" style:family="paragraph" style:parent-style-name="Standard">
      <style:text-properties officeooo:rsid="001c9bdb" officeooo:paragraph-rsid="002237c3"/>
    </style:style>
    <style:style style:name="T1" style:family="text">
      <style:text-properties fo:language="en" fo:country="US"/>
    </style:style>
    <style:style style:name="T2" style:family="text">
      <style:text-properties fo:language="en" fo:country="US" fo:background-color="#ffff00" loext:char-shading-value="0"/>
    </style:style>
    <style:style style:name="T3" style:family="text">
      <style:text-properties fo:language="en" fo:country="US" officeooo:rsid="002237c3" fo:background-color="#ffff00" loext:char-shading-value="0"/>
    </style:style>
    <style:style style:name="T4" style:family="text">
      <style:text-properties fo:language="en" fo:country="US" fo:background-color="transparent" loext:char-shading-value="0"/>
    </style:style>
    <style:style style:name="T5" style:family="text">
      <style:text-properties fo:language="en" fo:country="US" officeooo:rsid="002237c3"/>
    </style:style>
    <style:style style:name="T6" style:family="text">
      <style:text-properties officeooo:rsid="001de94a"/>
    </style:style>
    <style:style style:name="T7" style:family="text">
      <style:text-properties officeooo:rsid="001e9343"/>
    </style:style>
    <style:style style:name="T8" style:family="text">
      <style:text-properties officeooo:rsid="001ef81a"/>
    </style:style>
    <style:style style:name="T9" style:family="text">
      <style:text-properties fo:color="#ff3333"/>
    </style:style>
    <style:style style:name="T10" style:family="text">
      <style:text-properties fo:color="#ff3333" officeooo:rsid="001ef81a"/>
    </style:style>
    <style:style style:name="T11" style:family="text">
      <style:text-properties fo:color="#ff3333" officeooo:rsid="001de94a"/>
    </style:style>
    <style:style style:name="T12" style:family="text">
      <style:text-properties fo:color="#ff3333" officeooo:rsid="002237c3"/>
    </style:style>
    <style:style style:name="T13" style:family="text">
      <style:text-properties fo:color="#ff3333" fo:language="en" fo:country="US" fo:background-color="transparent" loext:char-shading-value="0"/>
    </style:style>
    <style:style style:name="T14" style:family="text">
      <style:text-properties fo:font-weight="bold" style:font-weight-asian="bold" style:font-weight-complex="bold"/>
    </style:style>
    <style:style style:name="T15" style:family="text">
      <style:text-properties fo:font-weight="bold" officeooo:rsid="001ef81a" style:font-weight-asian="bold" style:font-weight-complex="bold"/>
    </style:style>
    <style:style style:name="T16" style:family="text">
      <style:text-properties officeooo:rsid="0020d64c"/>
    </style:style>
    <style:style style:name="T17" style:family="text">
      <style:text-properties fo:font-style="italic" officeooo:rsid="002237c3" style:font-style-asian="italic" style:font-style-complex="italic"/>
    </style:style>
    <style:style style:name="T18" style:family="text">
      <style:text-properties style:text-underline-style="solid" style:text-underline-width="auto" style:text-underline-color="font-color"/>
    </style:style>
    <style:style style:name="T19" style:family="text">
      <style:text-properties officeooo:rsid="002237c3"/>
    </style:style>
    <style:style style:name="T20" style:family="text">
      <style:text-properties fo:font-weight="normal" style:font-weight-asian="normal" style:font-weight-complex="normal"/>
    </style:style>
    <style:style style:name="T21" style:family="text">
      <style:text-properties fo:font-weight="normal" officeooo:rsid="001ef81a"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14">STUDENT GRID<text:tab/><text:tab/><text:tab/> <text:s text:c="4"/></text:span>LISTENING COMPREHENSION: <text:span text:style-name="T17">Green Energy Futures</text:span></text:p>
      <text:p text:style-name="P19"/>
      <text:p text:style-name="P20"><text:span text:style-name="T18">Goal 1</text:span>: complete the grid with as many details as possible</text:p>
      <text:p text:style-name="P20"><text:span text:style-name="T18">Goal 2</text:span>: make a list of new words and find a synonym or definition in English</text:p>
      <text:p text:style-name="P20"><text:span text:style-name="T18">Goal 3</text:span>: give a summary of the video in English to your classmates</text:p>
      <text:p text:style-name="P20"/>
      <text:p text:style-name="P15">Help!</text:p>
      <text:p text:style-name="P21"><text:span text:style-name="Emphasis">*</text:span><text:span text:style-name="Emphasis"><text:span text:style-name="T19">an energy miser: something that reduces energy usage / saves energy</text:span></text:span></text:p>
      <text:p text:style-name="P21"/>
      <table:table table:name="Table2" table:style-name="Table2">
        <table:table-column table:style-name="Table2.A"/>
        <table:table-column table:style-name="Table2.B"/>
        <table:table-row>
          <table:table-cell table:style-name="Table2.A1" office:value-type="string">
            <text:p text:style-name="P14">Location:</text:p>
          </table:table-cell>
          <table:table-cell table:style-name="Table2.B1" office:value-type="string">
            <text:p text:style-name="P33"><text:span text:style-name="T13">campus of the University of British Columbia in Vancouver</text:span></text:p>
          </table:table-cell>
        </table:table-row>
        <table:table-row>
          <table:table-cell table:style-name="Table2.A2" office:value-type="string">
            <text:p text:style-name="P14">Unique claim:</text:p>
          </table:table-cell>
          <table:table-cell table:style-name="Table2.B2" office:value-type="string">
            <text:p text:style-name="P29"><text:span text:style-name="T9">might be the greenest building in Canada</text:span></text:p>
          </table:table-cell>
        </table:table-row>
        <table:table-row>
          <table:table-cell table:style-name="Table2.A2" office:value-type="string">
            <text:p text:style-name="P14">What is it called?</text:p>
          </table:table-cell>
          <table:table-cell table:style-name="Table2.B2" office:value-type="string">
            <text:p text:style-name="P30"><text:span text:style-name="T8">C</text:span>enter for <text:span text:style-name="T8">I</text:span>nteractive <text:span text:style-name="T8">R</text:span>esearch on <text:span text:style-name="T8">S</text:span>ustainability or CIRS</text:p>
          </table:table-cell>
        </table:table-row>
        <table:table-row>
          <table:table-cell table:style-name="Table2.A2" office:value-type="string">
            <text:p text:style-name="P16">Certification<text:span text:style-name="T18">s</text:span>:</text:p>
          </table:table-cell>
          <table:table-cell table:style-name="Table2.B2" office:value-type="string">
            <text:p text:style-name="P30"><text:span text:style-name="T19">Pursuing </text:span>LEED Platinum certification <text:span text:style-name="T19">&amp; </text:span><text:s/>Living Building Challenge certification</text:p>
          </table:table-cell>
        </table:table-row>
        <table:table-row>
          <table:table-cell table:style-name="Table2.A2" office:value-type="string">
            <text:p text:style-name="P14">The difference from other green buildings:</text:p>
          </table:table-cell>
          <table:table-cell table:style-name="Table2.B2" office:value-type="string">
            <text:p text:style-name="P23"><text:span text:style-name="T9">the building itself has been planned to be a laboratory</text:span>, <text:span text:style-name="T9">a living laboratory for sustainability / </text:span><text:span text:style-name="T12">the</text:span> <text:span text:style-name="T9">building itself, the process of planning it, designing it,building it and operating it is part of </text:span><text:span text:style-name="T12">the</text:span><text:span text:style-name="T9"> research</text:span> </text:p>
            <text:p text:style-name="P22"><text:span text:style-name="T9"/></text:p>
          </table:table-cell>
        </table:table-row>
        <table:table-row>
          <table:table-cell table:style-name="Table2.A2" office:value-type="string">
            <text:p text:style-name="P14">Living Building Certification:</text:p>
          </table:table-cell>
          <table:table-cell table:style-name="Table2.B2" office:value-type="string">
            <text:p text:style-name="P23"><text:span text:style-name="T9">To qualify building must be net-zero with their energy, waste, and water. A living building is essentially self sufficient, right on site. </text:span></text:p>
          </table:table-cell>
        </table:table-row>
        <table:table-row>
          <table:table-cell table:style-name="Table2.A2" office:value-type="string">
            <text:p text:style-name="P14">The concept of regenerative sustainability:</text:p>
          </table:table-cell>
          <table:table-cell table:style-name="Table2.B2" office:value-type="string">
            <text:p text:style-name="P29"><text:span text:style-name="T9">translate that into achieving net positive performance in seven aspects: energy, water, the structural carbon, operational carbon, <text:s/>and then three human aspects </text:span><text:span text:style-name="T11">being</text:span><text:span text:style-name="T9"> productivity, health and happiness.</text:span>”</text:p>
          </table:table-cell>
        </table:table-row>
        <table:table-row>
          <table:table-cell table:style-name="Table2.A2" office:value-type="string">
            <text:p text:style-name="P14">The goal:</text:p>
          </table:table-cell>
          <table:table-cell table:style-name="Table2.B2" office:value-type="string">
            <text:p text:style-name="P30"><text:s/><text:span text:style-name="T19">A </text:span>building that regenerates the environment around it.</text:p>
          </table:table-cell>
        </table:table-row>
        <table:table-row>
          <table:table-cell table:style-name="Table2.A2" office:value-type="string">
            <text:p text:style-name="P17"><text:span text:style-name="T8">Water management facts (</text:span><text:span text:style-name="T21">5</text:span><text:span text:style-name="T8">):</text:span></text:p>
          </table:table-cell>
          <table:table-cell table:style-name="Table2.B2" office:value-type="string">
            <text:p text:style-name="P23"><text:span text:style-name="T9">- </text:span><text:span text:style-name="T12">the </text:span><text:span text:style-name="T9">building collects all of it's own drinking water </text:span></text:p>
            <text:p text:style-name="P23"><text:span text:style-name="T9">- </text:span><text:span text:style-name="T12">treats</text:span><text:span text:style-name="T9"> all the waste water generated in the building.</text:span></text:p>
            <text:p text:style-name="P23"><text:span text:style-name="T9">- <text:s/>gray water and black water </text:span><text:span text:style-name="T12">is</text:span><text:span text:style-name="T9"> turn</text:span><text:span text:style-name="T11">ed</text:span><text:span text:style-name="T9"> into water that can be used to flush toilets in the building and for irrigation purposes</text:span></text:p>
            <text:p text:style-name="P23"><text:span text:style-name="T12">= </text:span><text:span text:style-name="T9"><text:s/>reclaim water →</text:span><text:span text:style-name="T12"> </text:span><text:span text:style-name="T9">so it can be reclaimed for other uses.</text:span></text:p>
            <text:p text:style-name="P23"><text:span text:style-name="T9">- </text:span><text:span text:style-name="T12">n</text:span><text:span text:style-name="T9">ot for potable uses though,</text:span></text:p>
            <text:p text:style-name="P23"><text:span text:style-name="T9">- </text:span><text:span text:style-name="T12">treated rain water = potable water </text:span></text:p>
          </table:table-cell>
        </table:table-row>
        <table:table-row>
          <table:table-cell table:style-name="Table2.A2" office:value-type="string">
            <text:p text:style-name="P14">Sustainable features (<text:span text:style-name="T20">5</text:span>):</text:p>
          </table:table-cell>
          <table:table-cell table:style-name="Table2.B2" office:value-type="string">
            <text:p text:style-name="P30">- the wood for the structure decking comes from pin-beetle <text:span text:style-name="T6">inf</text:span>ected forests.</text:p>
            <text:p text:style-name="P30">- The building is naturally ventilated.</text:p>
            <text:p text:style-name="P30">- The storm water slowly filters back into the local aquifer.</text:p>
            <text:p text:style-name="P30">- The auditorium has a green roof and this green building has a symbiotic heat exchange relationship with the building next door.</text:p>
            <text:p text:style-name="P30">- It's also an “<text:span text:style-name="T7">e</text:span>nergy miser”</text:p>
          </table:table-cell>
        </table:table-row>
        <table:table-row>
          <table:table-cell table:style-name="Table2.A2" office:value-type="string">
            <text:p text:style-name="P14">Energy facts:</text:p>
          </table:table-cell>
          <table:table-cell table:style-name="Table2.B2" office:value-type="string">
            <text:p text:style-name="P31"><text:span text:style-name="T19">- The building </text:span>requires less than 100 kilowatt hours per square meter per year which is fantastic</text:p>
            <text:p text:style-name="P31"><text:span text:style-name="T19">= </text:span>we're into negative territory. So we have a zero footprint if you will.”</text:p>
          </table:table-cell>
        </table:table-row>
      </table:table>
      <text:p text:style-name="P24">***Stop <text:span text:style-name="T19">the video</text:span> at 4:08</text:p>
      <text:p text:style-name="P24"/>
      <text:p text:style-name="P28"><text:soft-page-break/>→ Now use your notes to write a 100-word summary of the video. Try to use synonyms/ your own words when possible instead of repeating from the video.</text:p>
      <text:p text:style-name="P26"/>
      <text:p text:style-name="P26"/>
      <text:p text:style-name="P32"><text:span text:style-name="T5">TRANSCRIPT: Green Energy Futures (4:08)</text:span></text:p>
      <text:p text:style-name="P27"><text:a xlink:type="simple" xlink:href="https://www.youtube.com/watch?v=ExZtEAH_kNw"><text:span text:style-name="T4">https://www.youtube.com/watch?v=ExZtEAH_kNw</text:span></text:a></text:p>
      <text:p text:style-name="P1"/>
      <text:p text:style-name="P3">Hi I'm David Dodge, welcome to Green Energy Futures. This week we're off to the beautiful campus of the University of British Columbia in Vancouver. We're there to look at what might be the greenest building in Canada. </text:p>
      <text:p text:style-name="P3"/>
      <text:p text:style-name="P3">It's called the center for interactive research on sustainability or CIRS for short. It's like a living building, full of cutting edge green technologies.</text:p>
      <text:p text:style-name="P3"/>
      <text:p text:style-name="P3">Alberto Cayuelo: “We're pursuing certification with some of the most stringent green building rating systems like LEED. So we're pursuing LEED Platinum certification <text:span text:style-name="T6">and </text:span>also Living Building Challenge certification. But also the building itself has been planned to be a laboratory, a living laboratory for sustainability. So that's something that makes us different from other green <text:span text:style-name="T6">b</text:span>uildings out there is that the building itself, the process of planning it, designing it,building it and operating it is part of our research <text:span text:style-name="T6">(agenda?)</text:span>”</text:p>
      <text:p text:style-name="P3"/>
      <text:p text:style-name="P3">That's Alberto Cayuelo our guide for <text:span text:style-name="T6">our</text:span> tour through this amazing building. While most people might have heard of LEED Platinum, it's the Living Building Challenge that's the really interesting part. To qualify building must be net-zero with their energy, waste, and water. A living building is essentially self sufficient, right on site. </text:p>
      <text:p text:style-name="P3"/>
      <text:p text:style-name="P3">Alberto: “So yeah, the building is intended to demonstrate the concept of regenerative sustainability and we translate that into achieving net positive performance in seven aspects: energy, water, the structural carbon, operational carbon, <text:s/>and then three human aspects <text:span text:style-name="T6">being</text:span> productivity, health and happiness.”</text:p>
      <text:p text:style-name="P3"/>
      <text:p text:style-name="P3">The goal: a building that regenerates the environment around it. When you walk up to this attractive building, you're greeted by a glass enclosed waste treatment center that looks part greenhouse and part laboratory. This building collects all of it's own drinking water and gets its heat and electricity from multiple renewable energy sources. It's a revolutionary new way of thinking about buildings as much more than shelter. Treating its own water on site is one of the key parts of becoming a living building.</text:p>
      <text:p text:style-name="P3"/>
      <text:p text:style-name="P3">Alberto: “Well, this is treating all the waste water generated in the building. So gray water and black water. So <text:span text:style-name="T6">it's all</text:span> turn<text:span text:style-name="T6">ed</text:span> into water quality that can be used to flush toilets in the building and for irrigation purposes too. So it's what experts call reclaim water, so it can be reclaimed for other uses. Not for potable uses though, that's where we use treated rain water.”</text:p>
      <text:p text:style-name="P3"/>
      <text:p text:style-name="P3">The list of sustainable features goes on: the wood for the structure decking comes from pin-beetle <text:span text:style-name="T6">inf</text:span>ected forests. The building is naturally ventilated. The storm water slowly filters back into the local aquifer. The auditorium has a green roof and this green building has a symbiotic heat exchange relationship with the building next door. It's also an “<text:span text:style-name="T7">e</text:span>nergy miser”.</text:p>
      <text:p text:style-name="P3"/>
      <text:p text:style-name="P3">→<text:span text:style-name="T7"> It's reduces energy usage / it saves energy</text:span></text:p>
      <text:p text:style-name="P3"/>
      <text:p text:style-name="P5">Alberto: “We've designed the building so that it requires less than 100 kilowatt hours per square meter per year which is fantastic. Compare that to your typical office tower in Vancouver which <text:soft-page-break/>could be something between 200-300 or maybe even more in some cases, kilowatt hours per square meter per year. That's a fantastic number and that's not even taking the credit for the energy we send back to the other buildings. So when we take credit for that we're into negative territory. So we have a zero footprint if you will.”</text:p>
      <text:p text:style-name="P5"/>
      <text:p text:style-name="P5">While it's just a futuristic out-lier on a university campus at this point, it will be interesting to follow the building technologies and pilots as they spread throughout the industry.</text:p>
      <text:p text:style-name="P5"/>
      <text:p text:style-name="P5">To see photo galleries and to check out blog, head on down to Green Energy Futures dot CA (greeenergyfutures.ca). We'd love to hear from you. Check out our facebook page or send us a tweet or email. Thanks for watching. For Green Energy Futures I'm David Dodge</text:p>
      <text:p text:style-name="P3"/>
      <text:p text:style-name="P5">Stops at 4:0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7T14:23:44.576666856</meta:creation-date>
    <dc:date>2015-08-31T15:46:49.970483631</dc:date>
    <meta:editing-duration>PT9M10S</meta:editing-duration>
    <meta:editing-cycles>3</meta:editing-cycles>
    <meta:generator>LibreOffice/4.2.8.2$Linux_X86_64 LibreOffice_project/420m0$Build-2</meta:generator>
    <meta:document-statistic meta:table-count="1" meta:image-count="0" meta:object-count="0" meta:page-count="3" meta:paragraph-count="55" meta:word-count="1045" meta:character-count="6402" meta:non-whitespace-character-count="5393"/>
  </office:meta>
</office:document-meta>
</file>